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6</text:p>
          </table:table-cell>
        </table:table-row>
      </table:table>
      <table:table table:name="Requi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.00.0000</text:date>, <text:time style:data-style-name="N2" text:time-value="14:49:43.86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0:10:39.807000000</meta:creation-date>
    <dc:date>2022-07-03T14:49:59.844000000</dc:date>
    <meta:editing-duration>PT3M21S</meta:editing-duration>
    <meta:editing-cycles>3</meta:editing-cycles>
    <meta:generator>LibreOffice/7.2.7.2$Windows_X86_64 LibreOffice_project/8d71d29d553c0f7dcbfa38fbfda25ee34cce99a2</meta:generator>
    <meta:document-statistic meta:table-count="2" meta:cell-count="34" meta:object-count="0"/>
  </office:meta>
</office:document-meta>
</file>